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e7574" officeooo:paragraph-rsid="001e757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e7574" officeooo:paragraph-rsid="001e757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e7574" officeooo:paragraph-rsid="001e757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e7574" officeooo:paragraph-rsid="001e757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7574" officeooo:paragraph-rsid="001ec2a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e7574" officeooo:paragraph-rsid="001e757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220e55" officeooo:paragraph-rsid="00220e5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22aa35" officeooo:paragraph-rsid="0022aa3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ec2a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c2a3" style:font-weight-asian="normal" style:font-weight-complex="normal"/>
    </style:style>
    <style:style style:name="T3" style:family="text">
      <style:text-properties fo:font-weight="normal" officeooo:rsid="0022aa35" style:font-weight-asian="normal" style:font-weight-complex="normal"/>
    </style:style>
    <style:style style:name="T4" style:family="text">
      <style:text-properties officeooo:rsid="001ec2a3"/>
    </style:style>
    <style:style style:name="T5" style:family="text">
      <style:text-properties officeooo:rsid="002270b5"/>
    </style:style>
    <style:style style:name="T6" style:family="text">
      <style:text-properties fo:font-size="12pt" style:text-underline-style="none" fo:font-weight="normal" officeooo:rsid="001e7574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ec2a3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22aa35" style:font-size-asian="10.5pt" style:font-weight-asian="normal" style:font-size-complex="12pt" style:font-weight-complex="normal"/>
    </style:style>
    <style:style style:name="T9" style:family="text">
      <style:text-properties officeooo:rsid="0022c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льзователя</text:p>
      <text:p text:style-name="P2"/>
      <text:p text:style-name="P2">Данное приложение может быть использовано для решения простых арифметических выражений (a + b; a – b; a / b; a * b<text:span text:style-name="T4">)</text:span></text:p>
      <text:p text:style-name="P2"/>
      <text:p text:style-name="P2"/>
      <text:p text:style-name="P3">Пошаговая инструкция:</text:p>
      <text:p text:style-name="P4"/>
      <text:p text:style-name="P4">1. Откройте приложение;</text:p>
      <text:p text:style-name="P4">2. Введите первое число с помощью клавиатуры или мыши;</text:p>
      <text:p text:style-name="P4">3. Выберите одну операцию с помощью клавиатуры или мыши;</text:p>
      <text:p text:style-name="P4">4. <text:span text:style-name="T5">Аналогично в</text:span>ведите второе число;</text:p>
      <text:p text:style-name="P4">5. Закончите ввод, нажав кнопку “<text:span text:style-name="T9">Enter</text:span>” в окне приложения;</text:p>
      <text:p text:style-name="P4">6. Получите ответ;</text:p>
      <text:p text:style-name="P7">7. При желании продолжите вычисления;</text:p>
      <text:p text:style-name="P4"/>
      <text:p text:style-name="P8">Для очистки <text:span text:style-name="T9">окна ввода-ввода может быть использована кнопка “Clear”</text:span></text:p>
      <text:p text:style-name="P4"/>
      <text:p text:style-name="P5">Важно: </text:p>
      <text:p text:style-name="P5"><text:span text:style-name="T1">* Одновременно </text:span><text:span text:style-name="T2">нужно</text:span><text:span text:style-name="T1"> вводить два числа </text:span><text:span text:style-name="T2">(не больше и не меньше)</text:span></text:p>
      <text:p text:style-name="P9"><text:span text:style-name="T6">* </text:span><text:span text:style-name="T7">Оба числа должны быть целые, </text:span><text:span text:style-name="T8">не больше </text:span><text:span text:style-name="T3">2147483647</text:span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6:53:17.520459676</meta:creation-date>
    <meta:generator>LibreOffice/7.3.5.2$Linux_X86_64 LibreOffice_project/30$Build-2</meta:generator>
    <dc:date>2022-11-26T14:23:13.421593380</dc:date>
    <meta:editing-duration>PT9M48S</meta:editing-duration>
    <meta:editing-cycles>7</meta:editing-cycles>
    <meta:document-statistic meta:table-count="0" meta:image-count="0" meta:object-count="0" meta:page-count="1" meta:paragraph-count="14" meta:word-count="98" meta:character-count="628" meta:non-whitespace-character-count="542"/>
  </office:meta>
</office:document-meta>
</file>